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89" officeooo:paragraph-rsid="00192689"/>
    </style:style>
    <style:style style:name="P2" style:family="paragraph" style:parent-style-name="Standard">
      <style:text-properties officeooo:paragraph-rsid="00192689"/>
    </style:style>
    <style:style style:name="P3" style:family="paragraph" style:parent-style-name="Standard">
      <style:text-properties officeooo:rsid="001933a3" officeooo:paragraph-rsid="001933a3"/>
    </style:style>
    <style:style style:name="P4" style:family="paragraph" style:parent-style-name="Standard">
      <style:text-properties officeooo:rsid="001984ef" officeooo:paragraph-rsid="001984ef"/>
    </style:style>
    <style:style style:name="P5" style:family="paragraph" style:parent-style-name="Standard">
      <style:text-properties officeooo:rsid="001c1421" officeooo:paragraph-rsid="001c1421"/>
    </style:style>
    <style:style style:name="P6" style:family="paragraph" style:parent-style-name="Standard">
      <style:text-properties officeooo:rsid="001de019" officeooo:paragraph-rsid="001de019"/>
    </style:style>
    <style:style style:name="P7" style:family="paragraph" style:parent-style-name="Standard">
      <style:text-properties officeooo:paragraph-rsid="001de019"/>
    </style:style>
    <style:style style:name="P8" style:family="paragraph" style:parent-style-name="Standard">
      <style:text-properties officeooo:paragraph-rsid="00202d48"/>
    </style:style>
    <style:style style:name="P9" style:family="paragraph" style:parent-style-name="Text_20_body">
      <style:text-properties officeooo:rsid="00202d48" officeooo:paragraph-rsid="00202d48"/>
    </style:style>
    <style:style style:name="P10" style:family="paragraph" style:parent-style-name="Text_20_body">
      <style:text-properties officeooo:paragraph-rsid="00208a1e"/>
    </style:style>
    <style:style style:name="P11" style:family="paragraph" style:parent-style-name="Standard">
      <style:text-properties fo:color="#56a8f5" loext:opacity="100%" style:font-name="JetBrains Mono" fo:font-size="10pt" fo:font-style="normal" fo:font-weight="normal" officeooo:paragraph-rsid="001de019" style:font-size-asian="10pt" style:font-style-asian="normal" style:font-weight-asian="normal"/>
    </style:style>
    <style:style style:name="P1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56a8f5" loext:opacity="100%" style:font-name="JetBrains Mono" fo:font-size="10pt" fo:font-style="normal" fo:font-weight="normal" officeooo:rsid="001de019" officeooo:paragraph-rsid="001de019" style:font-size-asian="10pt" style:font-style-asian="normal" style:font-weight-asian="normal"/>
    </style:style>
    <style:style style:name="P13" style:family="paragraph" style:parent-style-name="Text_20_body">
      <style:text-properties fo:color="#6aab73" loext:opacity="100%" style:font-name="JetBrains Mono" fo:font-size="10pt" fo:font-style="normal" fo:font-weight="normal" officeooo:rsid="00208a1e" officeooo:paragraph-rsid="00208a1e" style:font-size-asian="10pt" style:font-style-asian="normal" style:font-weight-asian="normal"/>
    </style:style>
    <style:style style:name="P14" style:family="paragraph" style:parent-style-name="Text_20_body">
      <style:text-properties officeooo:rsid="00208a1e" officeooo:paragraph-rsid="00208a1e"/>
    </style:style>
    <style:style style:name="P15" style:family="paragraph" style:parent-style-name="Text_20_body">
      <style:text-properties officeooo:rsid="00208a1e" officeooo:paragraph-rsid="002355d1"/>
    </style:style>
    <style:style style:name="P16" style:family="paragraph" style:parent-style-name="Text_20_body">
      <style:text-properties style:text-underline-style="solid" style:text-underline-width="auto" style:text-underline-color="font-color" officeooo:rsid="00208a1e" officeooo:paragraph-rsid="00208a1e"/>
    </style:style>
    <style:style style:name="T1" style:family="text">
      <style:text-properties officeooo:rsid="0003f118"/>
    </style:style>
    <style:style style:name="T2" style:family="text">
      <style:text-properties officeooo:rsid="001de019"/>
    </style:style>
    <style:style style:name="T3" style:family="text">
      <style:text-properties loext:padding="0in" loext:border="none"/>
    </style:style>
    <style:style style:name="T4" style:family="text">
      <style:text-properties officeooo:rsid="00202d48"/>
    </style:style>
    <style:style style:name="T5" style:family="text">
      <style:text-properties officeooo:rsid="00208a1e"/>
    </style:style>
    <style:style style:name="T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officeooo:rsid="00208a1e" style:font-size-asian="10pt" style:font-style-asian="normal" style:font-weight-asian="normal"/>
    </style:style>
    <style:style style:name="T10" style:family="text">
      <style:text-properties officeooo:rsid="002355d1"/>
    </style:style>
    <style:style style:name="T11" style:family="text">
      <style:text-properties style:text-underline-style="none" officeooo:rsid="002355d1"/>
    </style:style>
    <style:style style:name="T12" style:family="text">
      <style:text-properties style:text-underline-style="solid" style:text-underline-width="auto" style:text-underline-color="font-color" officeooo:rsid="002355d1"/>
    </style:style>
    <style:style style:name="T13" style:family="text">
      <style:text-properties officeooo:rsid="002585ed"/>
    </style:style>
    <style:style style:name="T14" style:family="text">
      <style:text-properties officeooo:rsid="0025b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<text:s/>artisan make:model -mrc <text:s/>Teacher</text:p>
      <text:p text:style-name="P1"/>
      <text:p text:style-name="P2">kill $(lsof -t -i:5173) <text:span text:style-name="T1">to kill process running on that port. I couldn’t run the laravel test <text:s/>and do a php artisan migrate.</text:span></text:p>
      <text:p text:style-name="P2"/>
      <text:p text:style-name="P3">Traning Walk through:</text:p>
      <text:p text:style-name="P3"/>
      <text:p text:style-name="P3">Create <text:s/>new vueJS project:</text:p>
      <text:p text:style-name="P3">1. npm init Vue</text:p>
      <text:p text:style-name="P3">2.add vue router (yes)</text:p>
      <text:p text:style-name="P3">3.add es lint (yes)</text:p>
      <text:p text:style-name="P3">4. run commands it gives you:</text:p>
      <text:p text:style-name="P3"/>
      <text:p text:style-name="P5">settign up x debug. In docker compose: <text:s/>docker inspect -f {{range.NetworkSettings.Networks}}{{.Gateway}}{{end}} dytutoring-laravel.test-1</text:p>
      <text:p text:style-name="P5">Get URI and put in xdebugconfig</text:p>
      <text:p text:style-name="P3"/>
      <text:p text:style-name="P7"><text:span text:style-name="T2">sail alias </text:span><text:bookmark text:name="clipText-6"/><text:span text:style-name="Source_20_Text"><text:span text:style-name="T3">alias sail='[ -f sail ] &amp;&amp; sh sail || sh vendor/bin/sail'</text:span></text:span></text:p>
      <text:p text:style-name="Text_20_body">→&gt; <text:span text:style-name="T13">aliases are found in /</text:span><text:span text:style-name="T14">etc/</text:span><text:span text:style-name="T13">bashrc</text:span><text:line-break/></text:p>
      <text:p text:style-name="P8"><text:span text:style-name="T4">how to stop a process on a port: </text:span><text:span text:style-name="Source_20_Text"><text:span text:style-name="T3">sudo lsof -i :9003</text:span></text:span></text:p>
      <text:p text:style-name="P9">kill &lt;pid&gt;</text:p>
      <text:p text:style-name="P10"><text:span text:style-name="T5">setting </text:span><text:span text:style-name="T6">SAIL_XDEBUG_CONFIG</text:span><text:span text:style-name="T7">=</text:span><text:span text:style-name="T8">"client_host=172.22.0.1" </text:span><text:span text:style-name="T9">in .env fixed it</text:span></text:p>
      <text:p text:style-name="P13"><text:s/>sail artisan publish</text:p>
      <text:p text:style-name="P13">sail build</text:p>
      <text:p text:style-name="P15"><text:span text:style-name="T8">sail up. <text:s/>( now debug works and I can see in xdebuginfo() that xdebug is <text:s/>e</text:span>connected to client 172.23.0.1:9003</text:p>
      <text:p text:style-name="P14"><text:span text:style-name="T12">env[xdebug</text:span><text:span text:style-name="T11">config] 172.20.0.1</text:span></text:p>
      <text:p text:style-name="P15"><text:span text:style-name="T6">SAIL_XDEBUG_CONFIG</text:span><text:span text:style-name="T7">=</text:span><text:span text:style-name="T8">"client_host=172.22.0.1"</text:span></text:p>
      <text:p text:style-name="P16"><text:span text:style-name="T10">env[sail</text:span><text:span text:style-name="T11">xdebug_config’] <text:s/>client_host=172.22.0.1</text:span></text:p>
      <text:p text:style-name="P4">articles to read:</text:p>
      <text:p text:style-name="P4"><text:a xlink:type="simple" xlink:href="https://darkghosthunter.medium.com/laravel-organizing-your-routes-into-several-files-1f3f8ba09f49" text:style-name="Internet_20_link" text:visited-style-name="Visited_20_Internet_20_Link">https://darkghosthunter.medium.com/laravel-organizing-your-routes-into-several-files-1f3f8ba09f49</text:a></text:p>
      <text:p text:style-name="P4"/>
      <text:p text:style-name="P4">https://www.colorhexa.com/42b947</text:p>
      <text:p text:style-name="P6">good colors: </text:p>
      <text:p text:style-name="P11"><text:bookmark-start text:name="__DdeLink__55_3339061115"/>#42b983<text:bookmark-end text:name="__DdeLink__55_3339061115"/></text:p>
      <text:p text:style-name="P12">#42b4b9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47:48.046558799</meta:creation-date>
    <dc:date>2023-09-24T23:55:26.856897853</dc:date>
    <meta:editing-duration>PT5H39M5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48" meta:character-count="1126" meta:non-whitespace-character-count="994"/>
  </office:meta>
</office:document-meta>
</file>